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02d729"/>
    </style:style>
    <style:style style:name="P3" style:family="paragraph" style:parent-style-name="Text_20_body">
      <style:paragraph-properties fo:margin-left="0cm" fo:margin-right="0cm" fo:text-indent="0.499cm" style:auto-text-indent="false"/>
      <style:text-properties officeooo:paragraph-rsid="0002d729"/>
    </style:style>
    <style:style style:name="P4" style:family="paragraph" style:parent-style-name="Heading_20_1">
      <style:text-properties officeooo:paragraph-rsid="0002d729"/>
    </style:style>
    <style:style style:name="T1" style:family="text">
      <style:text-properties officeooo:rsid="0002d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émet rendhagyóige-kikérdező program</text:span></text:p>
      <text:h text:style-name="P4" text:outline-level="1"><text:span text:style-name="T1">A program célja:</text:span></text:h>
      <text:p text:style-name="P3"><text:span text:style-name="T1">A program a rendhagyó ragozású német igék tanulását, illetve gyakorlását segíti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mbitás Péter</meta:initial-creator>
    <meta:creation-date>2014-01-15T08:10:49</meta:creation-date>
    <dc:date>2014-01-15T08:13:18</dc:date>
    <dc:creator>Trombitás Péter</dc:creator>
    <meta:editing-duration>P0D</meta:editing-duration>
    <meta:editing-cycles>1</meta:editing-cycles>
    <meta:document-statistic meta:table-count="0" meta:image-count="0" meta:object-count="0" meta:page-count="1" meta:paragraph-count="3" meta:word-count="17" meta:character-count="132" meta:non-whitespace-character-count="118"/>
    <meta:generator>LibreOffice/4.0.4.2$Linux_X86_64 LibreOffice_project/400m0$Build-2</meta:generator>
  </office:meta>
</office:document-meta>
</file>